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0000002D0F25E20EA381A5EBD.png" manifest:media-type="image/png"/>
  <manifest:file-entry manifest:full-path="Pictures/10000000000004220000031A68B612E21735F9E0.png" manifest:media-type="image/png"/>
  <manifest:file-entry manifest:full-path="Pictures/100000000000033C0000026DFE0BE24429D9C536.png" manifest:media-type="image/png"/>
  <manifest:file-entry manifest:full-path="Pictures/1000020100000500000002D03918081590A75FCF.png" manifest:media-type="image/png"/>
  <manifest:file-entry manifest:full-path="Pictures/10000000000000580000001F05AC5E64C9D37AC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standard">
      <style:graphic-properties draw:fill-color="#f7d1d5" draw:textarea-horizontal-align="justify" draw:textarea-vertical-align="middle" draw:auto-grow-height="false" fo:min-height="1.01cm" fo:min-width="4.85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9" style:family="graphic" style:parent-style-name="objectwithoutfill">
      <style:graphic-properties draw:marker-end="Arrowheads_20_4" draw:marker-end-width="0.3cm" draw:fill="none" draw:textarea-vertical-align="middle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standard">
      <style:graphic-properties draw:fill-color="#ffaa95" draw:textarea-horizontal-align="justify" draw:textarea-vertical-align="middle" draw:auto-grow-height="false" fo:min-height="0.59cm" fo:min-width="1.46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9cm" fo:min-width="1.462cm"/>
      <style:paragraph-properties style:writing-mode="lr-tb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objectwithoutfill">
      <style:graphic-properties draw:marker-end="Arrowheads_20_8" draw:marker-end-width="0.3cm" draw:fill="none" draw:textarea-vertical-align="middle"/>
    </style:style>
    <style:style style:name="gr16" style:family="graphic" style:parent-style-name="objectwithoutfill">
      <style:graphic-properties draw:marker-end="Arrowheads_20_9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5cm" fo:min-width="1cm"/>
      <style:paragraph-properties style:writing-mode="lr-tb"/>
    </style:style>
    <style:style style:name="gr18" style:family="graphic" style:parent-style-name="objectwithoutfill">
      <style:graphic-properties draw:marker-end="Arrowheads_20_10" draw:marker-end-width="0.3cm" draw:fill="none" draw:textarea-vertical-align="middle"/>
    </style:style>
    <style:style style:name="gr19" style:family="graphic" style:parent-style-name="objectwithoutfill">
      <style:graphic-properties draw:marker-end="Arrowheads_20_11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2.25cm" fo:min-width="2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556cm" fo:min-width="8.306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text-properties fo:color="#5eb91e" loext:opacity="100%"/>
    </style:style>
    <style:style style:name="P4" style:family="paragraph">
      <style:paragraph-properties fo:text-align="center"/>
      <style:text-properties fo:color="#5eb91e" loext:opacity="100%"/>
    </style:style>
    <style:style style:name="P5" style:family="paragraph">
      <loext:graphic-properties draw:fill-color="#f7d1d5"/>
      <style:paragraph-properties fo:text-align="center"/>
      <style:text-properties fo:color="#5eb91e" loext:opacity="100%" fo:background-color="#ffffff"/>
    </style:style>
    <style:style style:name="P6" style:family="paragraph">
      <loext:graphic-properties draw:fill="none" draw:fill-color="#ffffff"/>
      <style:text-properties fo:color="#800080" loext:opacity="100%"/>
    </style:style>
    <style:style style:name="P7" style:family="paragraph">
      <loext:graphic-properties draw:fill-color="#ffaa95"/>
      <style:paragraph-properties fo:text-align="center"/>
    </style:style>
    <style:style style:name="P8" style:family="paragraph">
      <style:text-properties fo:color="#3465a4" loext:opacity="100%"/>
    </style:style>
    <style:style style:name="P9" style:family="paragraph">
      <loext:graphic-properties draw:fill="none" draw:fill-color="#ffffff"/>
      <style:text-properties fo:color="#3465a4" loext:opacity="100%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4000" loext:opacity="100%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  <style:text-properties fo:color="#800080" loext:opacity="100%"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/>
      <style:text-properties fo:color="#55215b" loext:opacity="100%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color="#55215b" loext:opacity="100%"/>
    </style:style>
    <style:style style:name="P16" style:family="paragraph">
      <loext:graphic-properties draw:fill="none" draw:fill-color="#ffffff"/>
      <style:text-properties fo:color="#55215b" loext:opacity="100%"/>
    </style:style>
    <style:style style:name="P17" style:family="paragraph">
      <style:paragraph-properties fo:text-align="start" style:writing-mode="lr-tb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color="#5eb91e" loext:opacity="100%"/>
    </style:style>
    <style:style style:name="T2" style:family="text">
      <style:text-properties fo:color="#5eb91e" loext:opacity="100%" fo:background-color="#ffffff"/>
    </style:style>
    <style:style style:name="T3" style:family="text">
      <style:text-properties fo:color="#800080" loext:opacity="100%"/>
    </style:style>
    <style:style style:name="T4" style:family="text">
      <style:text-properties fo:color="#3465a4" loext:opacity="100%"/>
    </style:style>
    <style:style style:name="T5" style:family="text">
      <style:text-properties fo:color="#1c1c1c" loext:opacity="100%"/>
    </style:style>
    <style:style style:name="T6" style:family="text">
      <style:text-properties fo:color="#ff4000" loext:opacity="100%"/>
    </style:style>
    <style:style style:name="T7" style:family="text">
      <style:text-properties fo:color="#800080" loext:opacity="100%" fo:font-weight="bold" style:font-weight-asian="bold" style:font-weight-complex="bold"/>
    </style:style>
    <style:style style:name="T8" style:family="text">
      <style:text-properties fo:color="#5eb91e" loext:opacity="100%" fo:font-weight="bold" style:font-weight-asian="bold" style:font-weight-complex="bold"/>
    </style:style>
    <style:style style:name="T9" style:family="text">
      <style:text-properties fo:font-variant="normal" fo:text-transform="none" fo:color="#55215b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55215b" loext:opacity="100%"/>
    </style:style>
    <style:style style:name="T11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line draw:style-name="gr2" draw:text-style-name="P2" draw:layer="layout" svg:x1="13cm" svg:y1="2.673cm" svg:x2="13cm" svg:y2="3.5cm">
          <text:p/>
        </draw:line>
        <draw:connector draw:style-name="gr3" draw:text-style-name="P2" draw:layer="layout" draw:type="line" svg:x1="6.5cm" svg:y1="3.5cm" svg:x2="22cm" svg:y2="3.542cm" draw:start-shape="id1" draw:start-glue-point="0" draw:end-shape="id2" draw:end-glue-point="0" svg:d="M6500 3500l15500 42" svg:viewBox="0 0 15501 43">
          <text:p/>
        </draw:connector>
        <draw:line draw:style-name="gr4" draw:text-style-name="P2" xml:id="id1" draw:id="id1" draw:layer="layout" svg:x1="6.5cm" svg:y1="3.5cm" svg:x2="6.5cm" svg:y2="5cm">
          <text:p/>
        </draw:line>
        <draw:connector draw:style-name="gr3" draw:text-style-name="P2" xml:id="id3" draw:id="id3" draw:layer="layout" draw:type="line" svg:x1="3.688cm" svg:y1="7cm" svg:x2="4.604cm" svg:y2="4.979cm" svg:d="M3688 7000l916-2021" svg:viewBox="0 0 917 2022">
          <text:p/>
        </draw:connector>
        <draw:connector draw:style-name="gr3" draw:text-style-name="P2" xml:id="id4" draw:id="id4" draw:layer="layout" draw:type="line" svg:x1="4.604cm" svg:y1="4.979cm" svg:x2="7.604cm" svg:y2="5cm" draw:start-shape="id3" draw:start-glue-point="3" svg:d="M4604 4979l3000 21" svg:viewBox="0 0 3001 22">
          <text:p/>
        </draw:connector>
        <draw:connector draw:style-name="gr3" draw:text-style-name="P2" xml:id="id5" draw:id="id5" draw:layer="layout" draw:type="line" svg:x1="3.688cm" svg:y1="7cm" svg:x2="9cm" svg:y2="6.979cm" draw:start-shape="id3" draw:start-glue-point="2" svg:d="M3688 7000l5312-21" svg:viewBox="0 0 5313 22">
          <text:p/>
        </draw:connector>
        <draw:connector draw:style-name="gr3" draw:text-style-name="P2" draw:layer="layout" draw:type="line" svg:x1="7.604cm" svg:y1="5cm" svg:x2="9cm" svg:y2="6.979cm" draw:start-shape="id4" draw:start-glue-point="3" draw:end-shape="id5" draw:end-glue-point="3" svg:d="M7604 5000l1396 1979" svg:viewBox="0 0 1397 1980">
          <text:p/>
        </draw:connector>
        <draw:frame draw:style-name="gr5" draw:text-style-name="P3" draw:layer="layout" svg:width="2.94cm" svg:height="0.962cm" svg:x="4.664cm" svg:y="5.517cm">
          <draw:text-box>
            <text:p><text:span text:style-name="T1">Trapezio</text:span></text:p>
          </draw:text-box>
        </draw:frame>
        <draw:line draw:style-name="gr6" draw:text-style-name="P2" xml:id="id2" draw:id="id2" draw:layer="layout" svg:x1="22cm" svg:y1="3.542cm" svg:x2="22cm" svg:y2="5.084cm">
          <text:p/>
        </draw:line>
        <draw:custom-shape draw:style-name="gr7" draw:text-style-name="P5" draw:layer="layout" svg:width="8.5cm" svg:height="2cm" svg:x="18cm" svg:y="5cm">
          <text:p text:style-name="P4"><text:span text:style-name="T2">Parallelogramma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4022.209151864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6" draw:layer="layout" svg:width="6.5cm" svg:height="1cm" svg:x="19cm" svg:y="7cm">
          <draw:text-box>
            <text:p><text:span text:style-name="T3">Ha lati 2 a 2 paralleli</text:span></text:p>
          </draw:text-box>
        </draw:frame>
        <draw:connector draw:style-name="gr3" draw:text-style-name="P2" draw:layer="layout" draw:type="line" svg:x1="1.708cm" svg:y1="7.834cm" svg:x2="11.896cm" svg:y2="7.855cm" svg:d="M1708 7834l10188 21" svg:viewBox="0 0 10189 22">
          <text:p/>
        </draw:connector>
        <draw:line draw:style-name="gr9" draw:text-style-name="P2" draw:layer="layout" svg:x1="6.5cm" svg:y1="7cm" svg:x2="6.5cm" svg:y2="7.834cm">
          <text:p/>
        </draw:line>
        <draw:line draw:style-name="gr10" draw:text-style-name="P2" draw:layer="layout" svg:x1="2.5cm" svg:y1="7.855cm" svg:x2="2.5cm" svg:y2="9cm">
          <text:p/>
        </draw:line>
        <draw:custom-shape draw:style-name="gr11" draw:text-style-name="P7" draw:layer="layout" svg:width="3.5cm" svg:height="1.5cm" svg:x="1cm" svg:y="9cm">
          <text:p text:style-name="P10"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9" draw:layer="layout" svg:width="3cm" svg:height="1cm" svg:x="1.5cm" svg:y="9.5cm">
          <draw:text-box>
            <text:p text:style-name="P8"><text:span text:style-name="T4">Isoscele</text:span></text:p>
          </draw:text-box>
        </draw:frame>
        <draw:custom-shape draw:style-name="gr12" draw:text-style-name="P10" draw:layer="layout" svg:width="3.5cm" svg:height="1.5cm" svg:x="22.5cm" svg:y="9.5cm">
          <text:p text:style-name="P10"/>
          <draw:enhanced-geometry svg:viewBox="0 0 21600 21600" draw:glue-points="?f6 10800 10800 21600 ?f5 10800 10800 0" draw:text-areas="?f3 ?f3 ?f4 ?f4" draw:mirror-vertical="false" draw:type="trapezoid" draw:modifiers="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" draw:text-style-name="P2" xml:id="id6" draw:id="id6" draw:layer="layout" draw:type="line" svg:x1="5.229cm" svg:y1="8.834cm" svg:x2="5.271cm" svg:y2="10.5cm" svg:d="M5229 8834l42 1666" svg:viewBox="0 0 43 1667">
          <text:p/>
        </draw:connector>
        <draw:connector draw:style-name="gr3" draw:text-style-name="P2" xml:id="id7" draw:id="id7" draw:layer="layout" draw:type="line" svg:x1="5.229cm" svg:y1="8.834cm" svg:x2="7.604cm" svg:y2="8.875cm" draw:start-shape="id6" draw:start-glue-point="2" svg:d="M5229 8834l2375 41" svg:viewBox="0 0 2376 42">
          <text:p/>
        </draw:connector>
        <draw:connector draw:style-name="gr3" draw:text-style-name="P2" xml:id="id8" draw:id="id8" draw:layer="layout" draw:type="line" svg:x1="5.271cm" svg:y1="10.5cm" svg:x2="9cm" svg:y2="10.5cm" draw:start-shape="id6" draw:start-glue-point="3" svg:d="M5271 10500h3729" svg:viewBox="0 0 3730 1">
          <text:p/>
        </draw:connector>
        <draw:connector draw:style-name="gr3" draw:text-style-name="P2" draw:layer="layout" draw:type="line" svg:x1="7.604cm" svg:y1="8.875cm" svg:x2="9cm" svg:y2="10.5cm" draw:start-shape="id7" draw:start-glue-point="3" draw:end-shape="id8" draw:end-glue-point="3" svg:d="M7604 8875l1396 1625" svg:viewBox="0 0 1397 1626">
          <text:p/>
        </draw:connector>
        <draw:connector draw:style-name="gr3" draw:text-style-name="P2" xml:id="id9" draw:id="id9" draw:layer="layout" draw:type="line" svg:x1="9.5cm" svg:y1="10.375cm" svg:x2="10.208cm" svg:y2="8.833cm" svg:d="M9500 10375l708-1542" svg:viewBox="0 0 709 1543">
          <text:p/>
        </draw:connector>
        <draw:connector draw:style-name="gr3" draw:text-style-name="P2" xml:id="id10" draw:id="id10" draw:layer="layout" draw:type="line" svg:x1="10.208cm" svg:y1="8.833cm" svg:x2="11.458cm" svg:y2="8.833cm" draw:start-shape="id9" draw:start-glue-point="3" svg:d="M10208 8833h1250" svg:viewBox="0 0 1251 1">
          <text:p/>
        </draw:connector>
        <draw:connector draw:style-name="gr3" draw:text-style-name="P2" xml:id="id11" draw:id="id11" draw:layer="layout" draw:type="line" svg:x1="9.5cm" svg:y1="10.375cm" svg:x2="13.583cm" svg:y2="10.5cm" draw:start-shape="id9" draw:start-glue-point="2" svg:d="M9500 10375l4083 125" svg:viewBox="0 0 4084 126">
          <text:p/>
        </draw:connector>
        <draw:connector draw:style-name="gr3" draw:text-style-name="P2" draw:layer="layout" draw:type="line" svg:x1="11.458cm" svg:y1="8.833cm" svg:x2="13.583cm" svg:y2="10.5cm" draw:start-shape="id10" draw:start-glue-point="3" draw:end-shape="id11" draw:end-glue-point="3" svg:d="M11458 8833l2125 1667" svg:viewBox="0 0 2126 1668">
          <text:p/>
        </draw:connector>
        <draw:line draw:style-name="gr13" draw:text-style-name="P2" draw:layer="layout" svg:x1="10.5cm" svg:y1="7.855cm" svg:x2="10.5cm" svg:y2="8.833cm">
          <text:p/>
        </draw:line>
        <draw:line draw:style-name="gr14" draw:text-style-name="P2" draw:layer="layout" svg:x1="6cm" svg:y1="7.855cm" svg:x2="6cm" svg:y2="8.875cm">
          <text:p/>
        </draw:line>
        <draw:line draw:style-name="gr15" draw:text-style-name="P2" draw:layer="layout" svg:x1="22cm" svg:y1="7cm" svg:x2="22cm" svg:y2="8.417cm">
          <text:p/>
        </draw:line>
        <draw:connector draw:style-name="gr3" draw:text-style-name="P2" draw:layer="layout" draw:type="line" svg:x1="25.312cm" svg:y1="8.521cm" svg:x2="15.916cm" svg:y2="8.417cm" svg:d="M25312 8521l-9396-104" svg:viewBox="0 0 9397 105">
          <text:p/>
        </draw:connector>
        <draw:line draw:style-name="gr16" draw:text-style-name="P2" draw:layer="layout" svg:x1="16.5cm" svg:y1="8.417cm" svg:x2="16.5cm" svg:y2="9.646cm">
          <text:p/>
        </draw:line>
        <draw:custom-shape draw:style-name="gr17" draw:text-style-name="P11" draw:layer="layout" svg:width="3cm" svg:height="3.5cm" svg:x="15cm" svg:y="10cm">
          <text:p text:style-name="P10"><text:span text:style-name="T5">Rombo</text:span><text:span text:style-name="T6"> </text:span></text:p>
          <text:p text:style-name="P10"><text:span text:style-name="T6">(un parallelogramma con tutti ugual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2" draw:layer="layout" svg:x1="24cm" svg:y1="8.521cm" svg:x2="24cm" svg:y2="9.5cm">
          <text:p/>
        </draw:line>
        <draw:line draw:style-name="gr19" draw:text-style-name="P2" draw:layer="layout" svg:x1="24cm" svg:y1="11.5cm" svg:x2="24cm" svg:y2="12.5cm">
          <text:p/>
        </draw:line>
        <draw:custom-shape draw:style-name="gr20" draw:text-style-name="P10" draw:layer="layout" svg:width="2.5cm" svg:height="2.5cm" svg:x="23cm" svg:y="12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9cm" svg:height="2cm" svg:x="8.5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3" draw:layer="layout" svg:width="7.436cm" svg:height="1.673cm" svg:x="9.564cm" svg:y="1cm">
          <draw:text-box>
            <text:p><text:span text:style-name="T7">Quadrilateri</text:span></text:p>
            <text:p><text:span text:style-name="T8">( è un poligono a 4 lati)</text:span></text:p>
          </draw:text-box>
        </draw:frame>
        <draw:frame draw:style-name="gr5" draw:text-style-name="P16" draw:layer="layout" svg:width="7.614cm" svg:height="3.095cm" svg:x="19.209cm" svg:y="9cm">
          <draw:text-box>
            <text:p text:style-name="P14"><text:span text:style-name="T9">Rettangolo (è il</text:span></text:p>
            <text:p text:style-name="P14"><text:span text:style-name="T10">Parallelogramma</text:span></text:p>
            <text:p text:style-name="P15"><text:span text:style-name="T10">con <text:s/>i lati opposti uguali e</text:span></text:p>
            <text:p text:style-name="P15"><text:span text:style-name="T10"><text:s/></text:span><text:span text:style-name="T10">angoli interni retti </text:span></text:p>
          </draw:text-box>
        </draw:frame>
        <draw:frame draw:style-name="gr5" draw:text-style-name="P16" draw:layer="layout" svg:width="5.227cm" svg:height="1.673cm" svg:x="8.81cm" svg:y="8.875cm">
          <draw:text-box>
            <text:p><text:span text:style-name="T10">Scaleno </text:span></text:p>
            <text:p><text:span text:style-name="T10"><text:s/></text:span><text:span text:style-name="T10">tutti 4 lati divers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3" draw:text-style-name="P17" draw:layer="layout" svg:width="19.999cm" svg:height="2.63cm" svg:x="6.6cm" svg:y="6.6cm" presentation:class="title" presentation:user-transformed="true">
          <draw:text-box>
            <text:p><text:span text:style-name="T11">This work is licensed under a Creative Commons Attribution-ShareAlike 3.0 Unported License.</text:span><text:span text:style-name="T11"><text:line-break/></text:span><text:span text:style-name="T11">It makes use of the works of Mateus Machado Luna.</text:span></text:p>
          </draw:text-box>
        </draw:frame>
        <draw:frame draw:style-name="gr22" draw:text-style-name="P18" draw:layer="layout" svg:width="2.327cm" svg:height="0.819cm" svg:x="2.267cm" svg:y="7.545cm">
          <draw:image xlink:href="Pictures/10000000000000580000001F05AC5E64C9D37A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68B612E21735F9E0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2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2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27T20:43:43.800000000</meta:creation-date>
    <meta:editing-duration>PT16M46S</meta:editing-duration>
    <meta:editing-cycles>7</meta:editing-cycles>
    <meta:generator>LibreOffice/7.1.5.2$Windows_X86_64 LibreOffice_project/85f04e9f809797b8199d13c421bd8a2b025d52b5</meta:generator>
    <dc:title>Blueprint Plans</dc:title>
    <dc:date>2023-10-27T21:21:24.933000000</dc:date>
    <meta:document-statistic meta:object-count="100"/>
  </office:meta>
</office:document-meta>
</file>